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pitch="variable"/>
  </office:font-face-decls>
  <office:automatic-styles>
    <style:style style:name="P1" style:family="paragraph" style:parent-style-name="Standard">
      <style:paragraph-properties fo:text-align="center" style:justify-single-word="false"/>
      <style:text-properties style:text-line-through-style="none" style:text-line-through-type="none" style:font-name="OpenSymbol" fo:font-size="36pt" style:text-underline-style="none" fo:font-weight="normal" officeooo:rsid="000ef614" officeooo:paragraph-rsid="000ef614" style:font-size-asian="36pt" style:font-weight-asian="normal" style:font-size-complex="36pt" style:font-weight-complex="normal"/>
    </style:style>
    <style:style style:name="P2" style:family="paragraph" style:parent-style-name="Standard">
      <style:paragraph-properties fo:text-align="center" style:justify-single-word="false"/>
      <style:text-properties style:font-name="OpenSymbol" fo:font-size="18pt" officeooo:rsid="000ef614" officeooo:paragraph-rsid="000ef614" style:font-size-asian="15.75pt" style:font-size-complex="18pt"/>
    </style:style>
    <style:style style:name="P3" style:family="paragraph" style:parent-style-name="Standard">
      <style:paragraph-properties fo:text-align="center" style:justify-single-word="false"/>
      <style:text-properties style:font-name="OpenSymbol" fo:font-size="22pt" fo:font-style="italic" officeooo:rsid="000ef614" officeooo:paragraph-rsid="000ef614" style:font-size-asian="22pt" style:font-style-asian="italic" style:font-size-complex="22pt" style:font-style-complex="italic"/>
    </style:style>
    <style:style style:name="P4" style:family="paragraph" style:parent-style-name="Standard">
      <style:paragraph-properties fo:text-align="center" style:justify-single-word="false"/>
      <style:text-properties style:font-name="OpenSymbol" fo:font-size="18pt" fo:font-style="italic" officeooo:rsid="000ef614" officeooo:paragraph-rsid="000ef614" style:font-size-asian="18pt" style:font-style-asian="italic" style:font-size-complex="18pt" style:font-style-complex="italic"/>
    </style:style>
    <style:style style:name="P5" style:family="paragraph" style:parent-style-name="Standard">
      <style:paragraph-properties fo:text-align="start" style:justify-single-word="false"/>
      <style:text-properties style:font-name="OpenSymbol" fo:font-size="12pt" fo:font-style="normal" style:text-underline-style="solid" style:text-underline-width="auto" style:text-underline-color="font-color" fo:font-weight="normal" officeooo:rsid="000ef614" officeooo:paragraph-rsid="000ef614"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OpenSymbol" fo:font-size="12pt" fo:font-style="normal" style:text-underline-style="solid" style:text-underline-width="auto" style:text-underline-color="font-color" fo:font-weight="normal" officeooo:rsid="000fdbdc" officeooo:paragraph-rsid="000fdbdc" style:font-size-asian="12pt" style:font-style-asian="normal" style:font-weight-asian="normal" style:font-size-complex="12pt" style:font-style-complex="normal"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style:text-underline-style="none"/>
    </style:style>
    <style:style style:name="T3" style:family="text">
      <style:text-properties fo:font-size="14pt" style:text-underline-style="none" style:font-size-asian="14pt" style:font-size-complex="14pt"/>
    </style:style>
    <style:style style:name="T4" style:family="text">
      <style:text-properties fo:font-size="14pt" style:text-underline-style="none" officeooo:rsid="000fdbdc" style:font-size-asian="14pt" style:font-size-complex="14pt"/>
    </style:style>
    <style:style style:name="T5" style:family="text">
      <style:text-properties fo:color="#808080" loext:opacity="100%"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TORNOS DE DESARROLLO</text:p>
      <text:p text:style-name="P2"/>
      <text:p text:style-name="P3">JUSTIFICACIÓN USO ENTORNOS</text:p>
      <text:p text:style-name="P4"/>
      <text:p text:style-name="P5"><text:span text:style-name="T1"/></text:p>
      <text:p text:style-name="P5"><text:span text:style-name="T1"/></text:p>
      <text:p text:style-name="P5"><text:span text:style-name="T1">Visual Studio Code:</text:span><text:span text:style-name="T2"> </text:span></text:p>
      <text:p text:style-name="P5"><text:span text:style-name="T3"/></text:p>
      <text:p text:style-name="P5"><text:span text:style-name="T3">Este entorno de desarrollo es el que más utilizo tanto para programación como para lenguajes de marcas, en lenguaje Python, HTML (con su .HTML, .CSS, .JS), incluso, mira tu por donde para hacer .txt de los modelos de datos de Base de datos.</text:span></text:p>
      <text:p text:style-name="P5"><text:span text:style-name="T3">Al principio para HTML usaba brackets y para Python IDLE 3.13 porque se me hacia más simple, más cómodo, hasta que ya la cosa se iba ‘complicando’ un poco más, en el momento que empezamos a aumentar el tamaño de los proyectos me di cuenta que se me hacia más complicado Brackets y IDLE a la hora de ir navegando por los archivos y las carpetas ya que visualmente el apartado de gestión de proyectos en Brackets para mi es muy lioso, y IDLE pues, no tiene.</text:span></text:p>
      <text:p text:style-name="P5"><text:span text:style-name="T3">Por esto me decidí a empezar con Visual Studio Core, porque lo veía con un aspecto más limpio. </text:span><text:span text:style-name="T4">También el poder abrir varios archivos en un mismo entorno de trabajo me ha hecho ir más rápido a la hora de ‘picar’ código, por lo que siempre es de agrader.</text:span></text:p>
      <text:p text:style-name="P5"><text:span text:style-name="T3"/></text:p>
      <text:p text:style-name="P5"><text:span text:style-name="T3">La gran variedad que hay en VSC para personalizar tu zona de trabajo también me atrapó para tomar la decisión de utilizar éste como mi entorno de desarrollo ‘definitivo’ (no creo, me gusta ir viendo que entornos se pueden adaptar mejor a mi estilo)</text:span></text:p>
      <text:p text:style-name="P5"><text:span text:style-name="T3"/></text:p>
      <text:p text:style-name="P5"><text:span text:style-name="T3">Otro punto a favor de VSC es que es muy intuitivo a la hora de llevarte por las lineas de código, ya que tiene muchas ayuda a la hora de escribir (te enseña muchas opciones mientras estás escribiendo para autocompletar), </text:span><text:span text:style-name="T4">por lo que muchas veces si no te acuerdas del todo del código, VSC puede que te de la solución.</text:span></text:p>
      <text:p text:style-name="P5"><text:span text:style-name="T4"/></text:p>
      <text:p text:style-name="P6"><text:span text:style-name="T4">E</text:span><text:span text:style-name="T3">n definitiva, no me cierro a usar ningún entorno de desarrollo, obviamente, sigo usando IDLE muchas veces ya que su Máquina muchas veces me ha ayudado en errores que VSC no me ha conseguido mostrar.</text:span></text:p>
      <text:p text:style-name="P5"><text:span text:style-name="T3"/></text:p>
      <text:p text:style-name="P5"><text:span text:style-name="T3"/></text:p>
      <text:p text:style-name="P5"><text:span text:style-name="T3"/></text:p>
      <text:p text:style-name="P6"><text:span text:style-name="T3">Y hasta aquí mi reflexión, un saludo JV,<text:tab/><text:tab/> </text:span><text:span text:style-name="T5">Agustín Morcillo Aguado<text:tab/><text:tab/><text:tab/><text:tab/><text:tab/><text:tab/><text:tab/><text:tab/><text:tab/><text:tab/><text:tab/><text:tab/>1ºDAM</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0T20:11:48.629000000</meta:creation-date>
    <dc:date>2024-11-20T20:36:50.391000000</dc:date>
    <meta:editing-duration>PT7M55S</meta:editing-duration>
    <meta:editing-cycles>1</meta:editing-cycles>
    <meta:document-statistic meta:table-count="0" meta:image-count="0" meta:object-count="0" meta:page-count="1" meta:paragraph-count="10" meta:word-count="339" meta:character-count="1862" meta:non-whitespace-character-count="1519"/>
    <meta:generator>LibreOffice/24.8.2.1$Windows_X86_64 LibreOffice_project/0f794b6e29741098670a3b95d60478a65d05ef13</meta:generator>
  </office:meta>
</office:document-meta>
</file>